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e2e24" officeooo:paragraph-rsid="000e2e24"/>
    </style:style>
    <style:style style:name="P2" style:family="paragraph" style:parent-style-name="Standard">
      <style:text-properties fo:color="#000000" loext:opacity="100%" style:font-name="Droid Sans Mono" fo:font-size="10.5pt" fo:font-weight="normal" officeooo:rsid="000e2e24" officeooo:paragraph-rsid="000e2e24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s-pr-n-nbw Book of the Dead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7:10:25.930974123</meta:creation-date>
    <dc:date>2024-06-30T17:11:29.047352338</dc:date>
    <meta:editing-duration>PT1M3S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  <meta:generator>LibreOffice/24.2.3.2$Linux_X86_64 LibreOffice_project/420$Build-2</meta:generator>
  </office:meta>
</office:document-meta>
</file>